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style:text-underline-style="solid" style:text-underline-width="auto" style:text-underline-color="font-color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0.1999998092651pt"/>
    </style:style>
    <style:style style:name="T4" style:family="text">
      <style:text-properties style:font-name="times new roman" fo:font-size="10.1999998092651pt" fo:font-style="italic"/>
    </style:style>
    <style:style style:name="T5" style:family="text">
      <style:text-properties style:font-name="courier new" fo:font-size="9pt"/>
    </style:style>
    <style:style style:name="T6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Lucky Division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Petya loves lucky numbers. Everybody knows that lucky numbers are positive integers whose decimal representation contains only the lucky digits <text:span text:style-name="T1">4</text:span> and <text:span text:style-name="T1">7</text:span>. For example, numbers <text:span text:style-name="T1">47</text:span>, <text:span text:style-name="T1">744</text:span>, <text:span text:style-name="T1">4</text:span> are lucky and <text:span text:style-name="T1">5</text:span>, <text:span text:style-name="T1">17</text:span>, <text:span text:style-name="T1">467</text:span> are not.</text:p>
        <text:p text:style-name="P6">Petya calls a number <text:span text:style-name="T2">almost lucky</text:span> if it could be evenly divided by some lucky number. Help him find out if the given number <text:span text:style-name="T4">n</text:span> is almost lucky.</text:p>
        <text:p text:style-name="P8">Input</text:p>
        <text:p text:style-name="P6">The single line contains an integer <text:span text:style-name="T4">n</text:span> <text:span text:style-name="T3">(1 ≤ </text:span><text:span text:style-name="T4">n</text:span><text:span text:style-name="T3"> ≤ 1000)</text:span> — the number that needs to be checked.</text:p>
        <text:p text:style-name="P8">Output</text:p>
        <text:p text:style-name="P6">In the only line print "<text:span text:style-name="T5">YES</text:span>" (without the quotes), if number <text:span text:style-name="T4">n</text:span> is almost lucky. Otherwise, print "<text:span text:style-name="T5">NO</text:span>" (without the quotes).</text:p>
        <text:p text:style-name="P7">Examples</text:p>
        <text:p text:style-name="P9">input</text:p>
        <text:section text:style-name="Sect1" text:name="id006146809761748258">
          <text:p text:style-name="P10">Copy</text:p>
        </text:section>
        <text:p text:style-name="P1"><text:bookmark text:name="id00677089133656297"/>47</text:p>
        <text:p text:style-name="P9">output</text:p>
        <text:section text:style-name="Sect1" text:name="id005462560529122606">
          <text:p text:style-name="P10">Copy</text:p>
        </text:section>
        <text:p text:style-name="P1"><text:bookmark text:name="id009523452239863026"/>YES</text:p>
        <text:p text:style-name="P9">input</text:p>
        <text:section text:style-name="Sect1" text:name="id006233506167997023">
          <text:p text:style-name="P10">Copy</text:p>
        </text:section>
        <text:p text:style-name="P1"><text:bookmark text:name="id009249413706479805"/>16</text:p>
        <text:p text:style-name="P9">output</text:p>
        <text:section text:style-name="Sect1" text:name="id009274014796088539">
          <text:p text:style-name="P10">Copy</text:p>
        </text:section>
        <text:p text:style-name="P1"><text:bookmark text:name="id0004075330179675252"/>YES</text:p>
        <text:p text:style-name="P9">input</text:p>
        <text:section text:style-name="Sect1" text:name="id00013782042298914776">
          <text:p text:style-name="P10">Copy</text:p>
        </text:section>
        <text:p text:style-name="P1"><text:bookmark text:name="id007835092766045184"/>78</text:p>
        <text:p text:style-name="P9">output</text:p>
        <text:section text:style-name="Sect1" text:name="id008821706581472273">
          <text:p text:style-name="P10">Copy</text:p>
        </text:section>
        <text:p text:style-name="P1"><text:bookmark text:name="id002082383625026294"/>NO</text:p>
        <text:p text:style-name="P8">Note</text:p>
        <text:p text:style-name="P6">Note that all lucky numbers are almost lucky as any number is evenly divisible by itself.</text:p>
        <text:p text:style-name="P6">In the first sample <text:span text:style-name="T3">47</text:span> is a lucky number. In the second sample <text:span text:style-name="T3">16</text:span> is divisible by <text:span text:style-name="T3">4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7T18:37:35.587000000</dc:date>
    <meta:editing-duration>PT6S</meta:editing-duration>
    <meta:editing-cycles>1</meta:editing-cycles>
    <meta:document-statistic meta:table-count="0" meta:image-count="0" meta:object-count="0" meta:page-count="1" meta:paragraph-count="38" meta:word-count="182" meta:character-count="961" meta:non-whitespace-character-count="814"/>
    <meta:generator>LibreOffice/7.2.2.2$Windows_X86_64 LibreOffice_project/02b2acce88a210515b4a5bb2e46cbfb63fe97d56</meta:generator>
  </office:meta>
</office:document-meta>
</file>